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786e4d" officeooo:paragraph-rsid="007fc7be" style:font-style-asian="italic" style:font-weight-asian="bold" style:font-style-complex="italic" style:font-weight-complex="bold"/>
    </style:style>
    <style:style style:name="P53"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4"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5"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6" style:family="paragraph" style:parent-style-name="AsenParagraphStyle">
      <style:text-properties officeooo:rsid="008ab668" officeooo:paragraph-rsid="008ab668"/>
    </style:style>
    <style:style style:name="P57" style:family="paragraph" style:parent-style-name="AsenParagraphStyle">
      <style:text-properties officeooo:rsid="009244ba" officeooo:paragraph-rsid="0093310a"/>
    </style:style>
    <style:style style:name="P58" style:family="paragraph" style:parent-style-name="AsenParagraphStyle">
      <style:text-properties officeooo:rsid="00990171" officeooo:paragraph-rsid="00990171"/>
    </style:style>
    <style:style style:name="P59" style:family="paragraph" style:parent-style-name="AsenParagraphStyle">
      <style:text-properties officeooo:rsid="009c5384" officeooo:paragraph-rsid="009c5384"/>
    </style:style>
    <style:style style:name="P60" style:family="paragraph" style:parent-style-name="AsenParagraphStyle" style:master-page-name="">
      <style:paragraph-properties style:page-number="auto"/>
      <style:text-properties officeooo:rsid="00429e6d" officeooo:paragraph-rsid="00429e6d"/>
    </style:style>
    <style:style style:name="P61"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62"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63"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64"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65" style:family="paragraph" style:parent-style-name="AsenContents1">
      <style:paragraph-properties>
        <style:tab-stops>
          <style:tab-stop style:position="5.7201in" style:type="right" style:leader-style="dotted" style:leader-text="."/>
        </style:tab-stops>
      </style:paragraph-properties>
    </style:style>
    <style:style style:name="P66" style:family="paragraph" style:parent-style-name="AsenContents2">
      <style:paragraph-properties>
        <style:tab-stops>
          <style:tab-stop style:position="5.5701in" style:type="right" style:leader-style="dotted" style:leader-text="."/>
        </style:tab-stops>
      </style:paragraph-properties>
    </style:style>
    <style:style style:name="P67" style:family="paragraph" style:parent-style-name="AsenParagraphStyle">
      <style:paragraph-properties fo:margin-left="0in" fo:margin-right="0in" fo:text-indent="0in" style:auto-text-indent="false"/>
      <style:text-properties fo:font-style="normal" fo:font-weight="normal" officeooo:rsid="008e2e43" officeooo:paragraph-rsid="008e2e43" style:font-style-asian="normal" style:font-weight-asian="normal" style:font-style-complex="normal" style:font-weight-complex="normal"/>
    </style:style>
    <style:style style:name="P68" style:family="paragraph" style:parent-style-name="AsenParagraphStyle" style:list-style-name="L1">
      <style:text-properties officeooo:rsid="0056c085" officeooo:paragraph-rsid="0056c085"/>
    </style:style>
    <style:style style:name="P69" style:family="paragraph" style:parent-style-name="AsenParagraphStyle" style:list-style-name="L1">
      <style:text-properties officeooo:rsid="005bce75" officeooo:paragraph-rsid="005bce75"/>
    </style:style>
    <style:style style:name="P70" style:family="paragraph" style:parent-style-name="AsenParagraphStyle" style:list-style-name="L2">
      <style:text-properties officeooo:rsid="0074e8d1" officeooo:paragraph-rsid="0074e8d1"/>
    </style:style>
    <style:style style:name="P71" style:family="paragraph" style:parent-style-name="AsenParagraphStyle" style:list-style-name="L3"/>
    <style:style style:name="P72" style:family="paragraph" style:parent-style-name="AsenParagraphStyle" style:list-style-name="L4">
      <style:text-properties officeooo:paragraph-rsid="00646033"/>
    </style:style>
    <style:style style:name="P73" style:family="paragraph" style:parent-style-name="AsenParagraphStyle" style:list-style-name="L5">
      <style:text-properties officeooo:paragraph-rsid="0065135c"/>
    </style:style>
    <style:style style:name="P74"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5" style:family="paragraph" style:parent-style-name="AsenParagraphStyle">
      <style:text-properties fo:font-style="italic" fo:font-weight="bold" officeooo:rsid="00a14c63" officeooo:paragraph-rsid="00a14c63" style:font-style-asian="italic" style:font-weight-asian="bold" style:font-style-complex="italic" style:font-weight-complex="bold"/>
    </style:style>
    <style:style style:name="P76"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officeooo:rsid="005bce75"/>
    </style:style>
    <style:style style:name="T8" style:family="text">
      <style:text-properties officeooo:rsid="005ce97c"/>
    </style:style>
    <style:style style:name="T9" style:family="text">
      <style:text-properties officeooo:rsid="005d198c"/>
    </style:style>
    <style:style style:name="T10" style:family="text">
      <style:text-properties officeooo:rsid="00627744"/>
    </style:style>
    <style:style style:name="T11" style:family="text">
      <style:text-properties officeooo:rsid="0062f76b"/>
    </style:style>
    <style:style style:name="T12" style:family="text">
      <style:text-properties officeooo:rsid="00636027"/>
    </style:style>
    <style:style style:name="T13" style:family="text">
      <style:text-properties officeooo:rsid="00644c1f"/>
    </style:style>
    <style:style style:name="T14" style:family="text">
      <style:text-properties officeooo:rsid="0066dacc"/>
    </style:style>
    <style:style style:name="T15" style:family="text">
      <style:text-properties officeooo:rsid="0071442f"/>
    </style:style>
    <style:style style:name="T16" style:family="text">
      <style:text-properties officeooo:rsid="0074e8d1"/>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65135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76b598" style:font-style-asian="normal" style:font-weight-asian="normal" style:font-style-complex="normal" style:font-weight-complex="normal"/>
    </style:style>
    <style:style style:name="T23" style:family="text">
      <style:text-properties fo:font-style="normal" fo:font-weight="normal" officeooo:rsid="00786e4d" style:font-style-asian="normal" style:font-weight-asian="normal" style:font-style-complex="normal" style:font-weight-complex="normal"/>
    </style:style>
    <style:style style:name="T24" style:family="text">
      <style:text-properties fo:font-style="normal" fo:font-weight="normal" officeooo:rsid="0082fb9a" style:font-style-asian="normal" style:font-weight-asian="normal" style:font-style-complex="normal" style:font-weight-complex="normal"/>
    </style:style>
    <style:style style:name="T25" style:family="text">
      <style:text-properties fo:font-style="normal" fo:font-weight="normal" officeooo:rsid="0084d34c" style:font-style-asian="normal" style:font-weight-asian="normal" style:font-style-complex="normal" style:font-weight-complex="normal"/>
    </style:style>
    <style:style style:name="T26" style:family="text">
      <style:text-properties fo:font-style="normal" fo:font-weight="normal" officeooo:rsid="008952c9" style:font-style-asian="normal" style:font-weight-asian="normal" style:font-style-complex="normal" style:font-weight-complex="normal"/>
    </style:style>
    <style:style style:name="T27" style:family="text">
      <style:text-properties fo:font-style="normal" fo:font-weight="normal" officeooo:rsid="008bef08" style:font-style-asian="normal" style:font-weight-asian="normal" style:font-style-complex="normal" style:font-weight-complex="normal"/>
    </style:style>
    <style:style style:name="T28" style:family="text">
      <style:text-properties fo:font-style="normal" fo:font-weight="normal" officeooo:rsid="008c34a5" style:font-style-asian="normal" style:font-weight-asian="normal" style:font-style-complex="normal" style:font-weight-complex="normal"/>
    </style:style>
    <style:style style:name="T29" style:family="text">
      <style:text-properties fo:font-style="normal" fo:font-weight="normal" officeooo:rsid="00914076" style:font-style-asian="normal" style:font-weight-asian="normal" style:font-style-complex="normal" style:font-weight-complex="normal"/>
    </style:style>
    <style:style style:name="T30" style:family="text">
      <style:text-properties fo:font-style="normal" fo:font-weight="normal" officeooo:rsid="008e1c00" style:font-style-asian="normal" style:font-weight-asian="normal" style:font-style-complex="normal" style:font-weight-complex="normal"/>
    </style:style>
    <style:style style:name="T31" style:family="text">
      <style:text-properties fo:font-style="normal" fo:font-weight="normal" officeooo:rsid="0093310a" style:font-style-asian="normal" style:font-weight-asian="normal" style:font-style-complex="normal" style:font-weight-complex="normal"/>
    </style:style>
    <style:style style:name="T32" style:family="text">
      <style:text-properties fo:font-style="normal" fo:font-weight="normal" officeooo:rsid="0094d850" style:font-style-asian="normal" style:font-weight-asian="normal" style:font-style-complex="normal" style:font-weight-complex="normal"/>
    </style:style>
    <style:style style:name="T33" style:family="text">
      <style:text-properties fo:font-style="normal" fo:font-weight="normal" officeooo:rsid="0095feca" style:font-style-asian="normal" style:font-weight-asian="normal" style:font-style-complex="normal" style:font-weight-complex="normal"/>
    </style:style>
    <style:style style:name="T34" style:family="text">
      <style:text-properties fo:font-style="normal" fo:font-weight="normal" officeooo:rsid="00990425" style:font-style-asian="normal" style:font-weight-asian="normal" style:font-style-complex="normal" style:font-weight-complex="normal"/>
    </style:style>
    <style:style style:name="T35" style:family="text">
      <style:text-properties fo:font-style="normal" fo:font-weight="normal" officeooo:rsid="009a07fd" style:font-style-asian="normal" style:font-weight-asian="normal" style:font-style-complex="normal" style:font-weight-complex="normal"/>
    </style:style>
    <style:style style:name="T36" style:family="text">
      <style:text-properties fo:font-style="normal" fo:font-weight="normal" officeooo:rsid="009d6c24" style:font-style-asian="normal" style:font-weight-asian="normal" style:font-style-complex="normal" style:font-weight-complex="normal"/>
    </style:style>
    <style:style style:name="T37" style:family="text">
      <style:text-properties fo:font-style="normal" fo:font-weight="normal" officeooo:rsid="009f28fb" style:font-style-asian="normal" style:font-weight-asian="normal" style:font-style-complex="normal" style:font-weight-complex="normal"/>
    </style:style>
    <style:style style:name="T38" style:family="text">
      <style:text-properties fo:font-style="normal" fo:font-weight="normal" officeooo:rsid="00a103d9" style:font-style-asian="normal" style:font-weight-asian="normal" style:font-style-complex="normal" style:font-weight-complex="normal"/>
    </style:style>
    <style:style style:name="T39" style:family="text">
      <style:text-properties fo:font-style="normal" fo:font-weight="normal" officeooo:rsid="00a14c63"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officeooo:rsid="0082fb9a" style:font-style-asian="normal" style:font-style-complex="normal"/>
    </style:style>
    <style:style style:name="T43" style:family="text">
      <style:text-properties fo:font-style="normal" officeooo:rsid="0084d34c" style:font-style-asian="normal" style:font-style-complex="normal"/>
    </style:style>
    <style:style style:name="T44" style:family="text">
      <style:text-properties fo:font-style="normal" officeooo:rsid="008952c9" style:font-style-asian="normal" style:font-style-complex="normal"/>
    </style:style>
    <style:style style:name="T45" style:family="text">
      <style:text-properties fo:font-style="normal" officeooo:rsid="007fc7be" style:font-style-asian="normal" style:font-style-complex="normal"/>
    </style:style>
    <style:style style:name="T46" style:family="text">
      <style:text-properties fo:font-style="normal" officeooo:rsid="008c6e9a" style:font-style-asian="normal" style:font-style-complex="normal"/>
    </style:style>
    <style:style style:name="T47" style:family="text">
      <style:text-properties fo:font-style="normal" officeooo:rsid="008e1c00" style:font-style-asian="normal" style:font-style-complex="normal"/>
    </style:style>
    <style:style style:name="T48" style:family="text">
      <style:text-properties fo:font-style="normal" officeooo:rsid="008e2e43" style:font-style-asian="normal" style:font-style-complex="normal"/>
    </style:style>
    <style:style style:name="T49" style:family="text">
      <style:text-properties fo:font-style="normal" officeooo:rsid="00990425" style:font-style-asian="normal" style:font-style-complex="normal"/>
    </style:style>
    <style:style style:name="T50" style:family="text">
      <style:text-properties fo:font-style="normal" officeooo:rsid="0099db39" style:font-style-asian="normal" style:font-style-complex="normal"/>
    </style:style>
    <style:style style:name="T51" style:family="text">
      <style:text-properties officeooo:rsid="0076b598"/>
    </style:style>
    <style:style style:name="T52" style:family="text">
      <style:text-properties officeooo:rsid="007872b1"/>
    </style:style>
    <style:style style:name="T53" style:family="text">
      <style:text-properties officeooo:rsid="007e29b8"/>
    </style:style>
    <style:style style:name="T54" style:family="text">
      <style:text-properties officeooo:rsid="007f23dd"/>
    </style:style>
    <style:style style:name="T55" style:family="text">
      <style:text-properties officeooo:rsid="0081a4ca"/>
    </style:style>
    <style:style style:name="T56" style:family="text">
      <style:text-properties officeooo:rsid="008ab668"/>
    </style:style>
    <style:style style:name="T57" style:family="text">
      <style:text-properties fo:font-weight="normal" style:font-weight-asian="normal" style:font-weight-complex="normal"/>
    </style:style>
    <style:style style:name="T58" style:family="text">
      <style:text-properties fo:font-weight="normal" officeooo:rsid="008bef08" style:font-weight-asian="normal" style:font-weight-complex="normal"/>
    </style:style>
    <style:style style:name="T59" style:family="text">
      <style:text-properties fo:font-weight="normal" officeooo:rsid="0082fb9a" style:font-weight-asian="normal" style:font-weight-complex="normal"/>
    </style:style>
    <style:style style:name="T60" style:family="text">
      <style:text-properties fo:font-weight="normal" officeooo:rsid="0093310a" style:font-weight-asian="normal" style:font-weight-complex="normal"/>
    </style:style>
    <style:style style:name="T61" style:family="text">
      <style:text-properties fo:font-weight="normal" officeooo:rsid="0095feca" style:font-weight-asian="normal" style:font-weight-complex="normal"/>
    </style:style>
    <style:style style:name="T62" style:family="text">
      <style:text-properties fo:font-weight="normal" officeooo:rsid="00990425" style:font-weight-asian="normal" style:font-weight-complex="normal"/>
    </style:style>
    <style:style style:name="T63" style:family="text">
      <style:text-properties fo:font-weight="normal" officeooo:rsid="009a07fd" style:font-weight-asian="normal" style:font-weight-complex="normal"/>
    </style:style>
    <style:style style:name="T64" style:family="text">
      <style:text-properties fo:font-weight="normal" officeooo:rsid="009d6c24" style:font-weight-asian="normal" style:font-weight-complex="normal"/>
    </style:style>
    <style:style style:name="T65" style:family="text">
      <style:text-properties officeooo:rsid="008bef08"/>
    </style:style>
    <style:style style:name="T66" style:family="text">
      <style:text-properties officeooo:rsid="0080b09b"/>
    </style:style>
    <style:style style:name="T67" style:family="text">
      <style:text-properties officeooo:rsid="008c6e9a"/>
    </style:style>
    <style:style style:name="T68" style:family="text">
      <style:text-properties officeooo:rsid="008e1c00"/>
    </style:style>
    <style:style style:name="T69" style:family="text">
      <style:text-properties officeooo:rsid="0093310a"/>
    </style:style>
    <style:style style:name="T70" style:family="text">
      <style:text-properties officeooo:rsid="00990171"/>
    </style:style>
    <style:style style:name="T71" style:family="text">
      <style:text-properties officeooo:rsid="008e2e43"/>
    </style:style>
    <style:style style:name="fr1" style:family="graphic" style:parent-style-name="OLE">
      <style:graphic-properties fo:margin-left="0in" fo:margin-right="0in" style:vertical-pos="top" style:vertical-rel="baseline" fo:padding="0.0008in" fo:border="none" draw:ole-draw-aspect="1" draw:visible-area-width="2.1862in" draw:visible-area-height="2.6961in"/>
    </style:style>
    <style:style style:name="fr2" style:family="graphic" style:parent-style-name="OLE">
      <style:graphic-properties fo:margin-left="0in" fo:margin-right="0in" style:vertical-pos="top" style:vertical-rel="baseline" fo:padding="0.0008in" fo:border="none" draw:ole-draw-aspect="1" draw:visible-area-width="0.8244in" draw:visible-area-height="0.740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65"><text:a xlink:type="simple" xlink:href="#__RefHeading__3668_1271752083" text:style-name="Index_20_Link" text:visited-style-name="Index_20_Link">Глава 1. Увод (3-5стр.)<text:tab/>4</text:a></text:p>
          <text:p text:style-name="P66"><text:a xlink:type="simple" xlink:href="#__RefHeading__3670_1271752083" text:style-name="Index_20_Link" text:visited-style-name="Index_20_Link">1.1. Актуалност на проблема и мотивация (0,5-1стр.)<text:tab/>4</text:a></text:p>
          <text:p text:style-name="P66"><text:a xlink:type="simple" xlink:href="#__RefHeading__3782_1271752083" text:style-name="Index_20_Link" text:visited-style-name="Index_20_Link">1.2. Цел и задачи на дипломната работа (1-2стр.)<text:tab/>4</text:a></text:p>
          <text:p text:style-name="P66"><text:a xlink:type="simple" xlink:href="#__RefHeading__3784_1271752083" text:style-name="Index_20_Link" text:visited-style-name="Index_20_Link">1.3. Очаквани ползи от реализацията (1-2стр.)<text:tab/>5</text:a></text:p>
          <text:p text:style-name="P66"><text:a xlink:type="simple" xlink:href="#__RefHeading__3676_1271752083" text:style-name="Index_20_Link" text:visited-style-name="Index_20_Link">1.4. Структура на дипломната работа (0,5-1стр.)<text:tab/>5</text:a></text:p>
          <text:p text:style-name="P65"><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66"><text:a xlink:type="simple" xlink:href="#__RefHeading__3680_1271752083" text:style-name="Index_20_Link" text:visited-style-name="Index_20_Link">2.1. Основни дефиниции<text:tab/>6</text:a></text:p>
          <text:p text:style-name="P66"><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66"><text:a xlink:type="simple" xlink:href="#__RefHeading__3684_1271752083" text:style-name="Index_20_Link" text:visited-style-name="Index_20_Link">2.3. Съществуващи решения (практически реализации)<text:tab/>6</text:a></text:p>
          <text:p text:style-name="P66"><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66"><text:a xlink:type="simple" xlink:href="#__RefHeading__3732_1271752083" text:style-name="Index_20_Link" text:visited-style-name="Index_20_Link">2.5. Изводи<text:tab/>6</text:a></text:p>
          <text:p text:style-name="P65"><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66"><text:a xlink:type="simple" xlink:href="#__RefHeading__3692_1271752083" text:style-name="Index_20_Link" text:visited-style-name="Index_20_Link">3.1. Изисквания към средствата (технологии, платформи и методологии)<text:tab/>6</text:a></text:p>
          <text:p text:style-name="P66"><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66"><text:a xlink:type="simple" xlink:href="#__RefHeading__3696_1271752083" text:style-name="Index_20_Link" text:visited-style-name="Index_20_Link">3.3. Избор на средствата (технологии, платформи и методологии)<text:tab/>8</text:a></text:p>
          <text:p text:style-name="P66"><text:a xlink:type="simple" xlink:href="#__RefHeading__3698_1271752083" text:style-name="Index_20_Link" text:visited-style-name="Index_20_Link">3.4. Изводи<text:tab/>8</text:a></text:p>
          <text:p text:style-name="P65"><text:a xlink:type="simple" xlink:href="#__RefHeading__3700_1271752083" text:style-name="Index_20_Link" text:visited-style-name="Index_20_Link">Глава 4. Анализ (10-15стр.)<text:tab/>8</text:a></text:p>
          <text:p text:style-name="P66"><text:a xlink:type="simple" xlink:href="#__RefHeading__3702_1271752083" text:style-name="Index_20_Link" text:visited-style-name="Index_20_Link">4.1. Концептуален модел<text:tab/>8</text:a></text:p>
          <text:p text:style-name="P66"><text:a xlink:type="simple" xlink:href="#__RefHeading__3704_1271752083" text:style-name="Index_20_Link" text:visited-style-name="Index_20_Link">4.2. Потребителски (функционални) изисквания (права, роли, статуси, диаграми, ...)<text:tab/>8</text:a></text:p>
          <text:p text:style-name="P66"><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8</text:a></text:p>
          <text:p text:style-name="P66"><text:a xlink:type="simple" xlink:href="#__RefHeading__3708_1271752083" text:style-name="Index_20_Link" text:visited-style-name="Index_20_Link">4.4. Работни (бизнес) процеси<text:tab/>8</text:a></text:p>
          <text:p text:style-name="P66"><text:a xlink:type="simple" xlink:href="#__RefHeading__3710_1271752083" text:style-name="Index_20_Link" text:visited-style-name="Index_20_Link">4.5. Изводи<text:tab/>8</text:a></text:p>
          <text:p text:style-name="P65"><text:a xlink:type="simple" xlink:href="#__RefHeading__3736_1271752083" text:style-name="Index_20_Link" text:visited-style-name="Index_20_Link">Глава 5. Проектиране (10-15стр.)<text:tab/>9</text:a></text:p>
          <text:p text:style-name="P66"><text:a xlink:type="simple" xlink:href="#__RefHeading__3738_1271752083" text:style-name="Index_20_Link" text:visited-style-name="Index_20_Link">5.1. Обща архитектура – напр. слоеве, модули, блокове, компоненти...<text:tab/>9</text:a></text:p>
          <text:p text:style-name="P66"><text:a xlink:type="simple" xlink:href="#__RefHeading__3740_1271752083" text:style-name="Index_20_Link" text:visited-style-name="Index_20_Link">5.2. Модел на данните (напр. база данни, файлова структура, ...)<text:tab/>9</text:a></text:p>
          <text:p text:style-name="P66"><text:a xlink:type="simple" xlink:href="#__RefHeading__3742_1271752083" text:style-name="Index_20_Link" text:visited-style-name="Index_20_Link">5.3. Диаграми (на структура и поведение - по слоеве и модули, с извадки от кода)<text:tab/>9</text:a></text:p>
          <text:p text:style-name="P66"><text:a xlink:type="simple" xlink:href="#__RefHeading__3744_1271752083" text:style-name="Index_20_Link" text:visited-style-name="Index_20_Link">5.4. Потребителски интерфейс (опционално)<text:tab/>9</text:a></text:p>
          <text:p text:style-name="P66"><text:a xlink:type="simple" xlink:href="#__RefHeading__3786_1271752083" text:style-name="Index_20_Link" text:visited-style-name="Index_20_Link">5.5. Ресурсни и спомагателни модули (опционално)<text:tab/>9</text:a></text:p>
          <text:p text:style-name="P65"><text:a xlink:type="simple" xlink:href="#__RefHeading__3788_1271752083" text:style-name="Index_20_Link" text:visited-style-name="Index_20_Link">Глава 6. Реализация, тестване/експерименти и (евентуално) внедряване (10-15стр.)<text:tab/>9</text:a></text:p>
          <text:p text:style-name="P66"><text:a xlink:type="simple" xlink:href="#__RefHeading__3790_1271752083" text:style-name="Index_20_Link" text:visited-style-name="Index_20_Link">6.1. Реализация на модулите<text:tab/>9</text:a></text:p>
          <text:p text:style-name="P66"><text:a xlink:type="simple" xlink:href="#__RefHeading__3792_1271752083" text:style-name="Index_20_Link" text:visited-style-name="Index_20_Link">6.2. Системна интеграция (опционално)<text:tab/>9</text:a></text:p>
          <text:p text:style-name="P66"><text:soft-page-break/><text:a xlink:type="simple" xlink:href="#__RefHeading__3794_1271752083" text:style-name="Index_20_Link" text:visited-style-name="Index_20_Link">6.3. Планиране на тестването - тестови сценарии, процедури, ...<text:tab/>9</text:a></text:p>
          <text:p text:style-name="P66"><text:a xlink:type="simple" xlink:href="#__RefHeading__3796_1271752083" text:style-name="Index_20_Link" text:visited-style-name="Index_20_Link">6.4. Модулно и системно тестване<text:tab/>9</text:a></text:p>
          <text:p text:style-name="P66"><text:a xlink:type="simple" xlink:href="#__RefHeading__3798_1271752083" text:style-name="Index_20_Link" text:visited-style-name="Index_20_Link">6.5. Анализ на резултатите от тестването и начин на отразяването им<text:tab/>9</text:a></text:p>
          <text:p text:style-name="P66"><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9</text:a></text:p>
          <text:p text:style-name="P65"><text:a xlink:type="simple" xlink:href="#__RefHeading__3802_1271752083" text:style-name="Index_20_Link" text:visited-style-name="Index_20_Link">Глава 7. Заключение (1-2стр.)<text:tab/>10</text:a></text:p>
          <text:p text:style-name="P66"><text:a xlink:type="simple" xlink:href="#__RefHeading__3804_1271752083" text:style-name="Index_20_Link" text:visited-style-name="Index_20_Link">7.1. Обобщение на изпълнението на началните цели<text:tab/>10</text:a></text:p>
          <text:p text:style-name="P66"><text:a xlink:type="simple" xlink:href="#__RefHeading__3806_1271752083" text:style-name="Index_20_Link" text:visited-style-name="Index_20_Link">7.2. Насоки за бъдещо развитие и усъвършенстване<text:tab/>10</text:a></text:p>
          <text:p text:style-name="P65"><text:a xlink:type="simple" xlink:href="#__RefHeading__3808_1271752083" text:style-name="Index_20_Link" text:visited-style-name="Index_20_Link">Използвана литература<text:tab/>10</text:a></text:p>
          <text:p text:style-name="P65"><text:a xlink:type="simple" xlink:href="#__RefHeading__3810_1271752083" text:style-name="Index_20_Link" text:visited-style-name="Index_20_Link">Приложения (опционално)<text:tab/>10</text:a></text:p>
          <text:p text:style-name="P66"><text:a xlink:type="simple" xlink:href="#__RefHeading__3812_1271752083" text:style-name="Index_20_Link" text:visited-style-name="Index_20_Link">Приложение 1: Терминологичен речник (опционално) (1-2стр.)<text:tab/>10</text:a></text:p>
          <text:p text:style-name="P66"><text:a xlink:type="simple" xlink:href="#__RefHeading__3814_1271752083" text:style-name="Index_20_Link" text:visited-style-name="Index_20_Link">Приложение 2, 3, ....:<text:tab/>10</text:a></text:p>
          <text:p text:style-name="P65"><text:a xlink:type="simple" xlink:href="#__RefHeading__3816_1271752083" text:style-name="Index_20_Link" text:visited-style-name="Index_20_Link">Изисквания за оформяне на дипломната работа:<text:tab/>11</text:a></text:p>
        </text:index-body>
      </text:table-of-content>
      <text:h text:style-name="P76"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7">те</text:span>, желаещи да трансформират разнообразен набор от текстови файлове или презентации в аудио файлове или виртуални презентации <text:span text:style-name="T10">с вграден звук</text:span>. Основните функции на системата са:</text:p>
      <text:list xml:id="list8316502666789614449" text:style-name="L1">
        <text:list-item>
          <text:p text:style-name="P68"><text:span text:style-name="T7">Ч</text:span>етене на HTML, TXT, PDF, DOC файлове, генериране и възпроизвеждане на аудио файлове (MP3, WAV) от прочетеното.</text:p>
        </text:list-item>
        <text:list-item>
          <text:p text:style-name="P68">Разчитане на PPT файлове и визуализирането им в <text:span text:style-name="T7">Уеб</text:span> вариант с вграден прочит на <text:span text:style-name="T10">страниците</text:span>. </text:p>
        </text:list-item>
        <text:list-item>
          <text:p text:style-name="P68">Добавяне на коментари, рейтинги <text:span text:style-name="T11">и </text:span>бележки към конкретен прочит.</text:p>
        </text:list-item>
        <text:list-item>
          <text:p text:style-name="P69">Предоставяне на възможност за търсене <text:span text:style-name="T8">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2">те</text:span> за прочит, генерираните аудио файлове <text:span text:style-name="T12">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9">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3">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53">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MySQL,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54">(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MySQL,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6">За да се</text:span> изб<text:span text:style-name="T16">ерат</text:span> подходящи <text:span text:style-name="T16">технологии и инструменти</text:span> за реализация на <text:span text:style-name="T16">програмния продукт се вземат в предвид няколко основни фактора:</text:span></text:p>
      <text:list xml:id="list4391794250799291551" text:style-name="L2">
        <text:list-item>
          <text:p text:style-name="P70">Платформено независими</text:p>
        </text:list-item>
        <text:list-item>
          <text:p text:style-name="P70">Безплатни и с отворен кодовата</text:p>
        </text:list-item>
        <text:list-item>
          <text:p text:style-name="P70">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1">Развитието на </text:span>двете основни технологии <text:span text:style-name="T51">свързани с гласова интерпретация - </text:span><text:span text:style-name="T17">Text-to-speech </text:span><text:span text:style-name="T21">и </text:span><text:span text:style-name="T20">Speech-to-text </text:span><text:span text:style-name="T21">доведе до </text:span><text:span text:style-name="T22">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2795210485938636712" text:style-name="L3">
        <text:list-item>
          <text:p text:style-name="P71"><text:span text:style-name="T1">Синтезатор SpeechLab („Гергана“)</text:span><text:span text:style-name="T1"><text:reference-ref text:reference-format="text" text:ref-name="Синтезатор SpeechLab („Гергана&quot;)">[1]</text:reference-ref></text:span></text:p>
        </text:list-item>
      </text:list>
      <text:p text:style-name="P63"><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2">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64"><text:span text:style-name="T1">SpeechLab</text:span> се разпространява безплатно, но само за хората със зрителни увреждания в България. <text:span text:style-name="T52">Х</text:span>ората със зрителни увреждания <text:span text:style-name="T52">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64">Инсталирането на <text:span text:style-name="T40">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1324593006441865622" text:style-name="L4">
        <text:list-item>
          <text:p text:style-name="P72"><text:span text:style-name="T2">Синтезатор Innoetics Irina („Ирина“)</text:span><text:span text:style-name="T2"><text:reference-ref text:reference-format="text" text:ref-name="Синтезатор Innoetics Irina („Ирина“)">[2]</text:reference-ref></text:span></text:p>
        </text:list-item>
      </text:list>
      <text:p text:style-name="P63">Гласът „Ирина“ е разработен от гръцката фирма „Innoetics“. Негово основно предимство е естествеността на звученето на гласа. <text:span text:style-name="T52">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2945355831401467033" text:style-name="L5">
        <text:list-item>
          <text:p text:style-name="P73"><text:span text:style-name="T3">Синтезатор </text:span><text:span text:style-name="T19">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61">Многоезичният речев синтезатор <text:span text:style-name="T40">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0">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40">SpeechLab</text:span>.</text:p>
      <text:p text:style-name="P62">Сдобиването с <text:span text:style-name="T40">eSpeak</text:span> става чрез изтегляне на инсталационния му пакет от официалния му <text:span text:style-name="T52">уеб сайт</text:span>: <text:a xlink:type="simple" xlink:href="http://espeak.sourceforge.net/" text:style-name="Internet_20_link" text:visited-style-name="Visited_20_Internet_20_Link">http://espeak.sourceforge.net</text:a>, от раздела „<text:span text:style-name="T18">Download</text:span>“.</text:p>
      <text:p text:style-name="P44">Наличието на Български език в <text:span text:style-name="T40">eSpeak</text:span><text:span text:style-name="T40"><text:reference-ref text:reference-format="text" text:ref-name="ESpeak: Speech Synthesizer">[4]</text:reference-ref></text:span><text:span text:style-name="T21"> и възможността за използването му без заплащане на лиценз наклони везните в негова посока. </text:span><text:span text:style-name="T23">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3">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1"> е инструмент позволяващ манипулация на широк спектър от файлови формати, основно използвани в </text:span><text:span text:style-name="T57">Windows </text:span><text:span text:style-name="T21">операционните системи. Хубавата част е че е разработен специално за </text:span><text:span text:style-name="T57">Java</text:span><text:span text:style-name="T21">, което улеснява използването му в конкретната система. </text:span><text:span text:style-name="T27">Също така </text:span><text:span text:style-name="T65">Apache POI </text:span><text:span text:style-name="T27">е специално пригоден за работа с файлове от офис пакета на </text:span><text:span text:style-name="T58">Microsoft </text:span><text:span text:style-name="T27">(</text:span><text:span text:style-name="T58">Excel files, Word files, PowePoint files, Publisher files </text:span><text:span text:style-name="T27">и други). Но след преглед на документацията, установих че самите разработчици препоръчват използването на </text:span><text:span text:style-name="T66">Apache Tika</text:span><text:span text:style-name="T21">, </text:span><text:span text:style-name="T27">за професионално извличане на информация, тъй като тя предлага и много други полезни функции, надхвърлящи многократно тези на </text:span>Apache POI<text:span text:style-name="T21">.</text:span></text:p>
      <text:p text:style-name="P50">Apache Tika<text:reference-ref text:reference-format="text" text:ref-name="Apache Tika - a content analysis toolkit">[5]</text:reference-ref><text:span text:style-name="T21"> </text:span><text:span text:style-name="T24">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59">PDF</text:span><text:span text:style-name="T42"> </text:span><text:span text:style-name="T24">и</text:span><text:span text:style-name="T42"> </text:span><text:span text:style-name="T59">PPT</text:span><text:span text:style-name="T24">. </text:span><text:span text:style-name="T28">Този инструмент използва и разширява възможностите на </text:span><text:span text:style-name="T56">Apache POI,</text:span><text:span text:style-name="T25"> </text:span><text:span text:style-name="T28">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5"> ще направи разширяването на </text:span><text:span text:style-name="T43">Ultimate Speaker </text:span><text:span text:style-name="T25">изключително лесно. </text:span><text:span text:style-name="T26">Има възможност за дефиниране </text:span><text:span text:style-name="T28">и добавяне на собствени формати и анализатори, </text:span><text:span text:style-name="T26">което на практика е всичко от което се нуждаем.</text:span></text:p>
      <text:p text:style-name="P51"><text:span text:style-name="T44">3.2.</text:span><text:span text:style-name="T46">3</text:span><text:span text:style-name="T26"> </text:span><text:span text:style-name="T44">Избор на </text:span><text:span text:style-name="T45">и</text:span><text:span text:style-name="T46">мплементация за изработка на </text:span><text:span text:style-name="T67">ReSTful </text:span><text:span text:style-name="T50">уеб сервиз.</text:span></text:p>
      <text:p text:style-name="P55"><text:span text:style-name="T41">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7"> имплементация. Разгледах предимствата и недостатъците </text:span><text:span text:style-name="T48">на най-популярните такива, и достигнах до следните изводи:</text:span></text:p>
      <text:p text:style-name="P53">Jersey<text:reference-ref text:reference-format="text" text:ref-name="Jersey - JAX-RS implementation">[7]</text:reference-ref> <text:span text:style-name="T29">е широко използвана имплементация на <text:s/></text:span><text:span text:style-name="T68">JAX-RS</text:span><text:span text:style-name="T30">, </text:span><text:span text:style-name="T34">създадена от </text:span><text:span text:style-name="T62">SUN Microsystems</text:span><text:span text:style-name="T34"> в последствие поддържана от </text:span><text:span text:style-name="T62">Oracle,</text:span><text:span text:style-name="T30"> </text:span><text:span text:style-name="T29">която </text:span><text:span text:style-name="T34">разширява допълнително спецификациите с цел по-лесното разработване на </text:span><text:span text:style-name="T49">ReSTful </text:span><text:span text:style-name="T34">клиент и сървър. Позволява допълнително разширяване в зависимост от потребностите на всеки потребител. </text:span><text:span text:style-name="T35">Включва поддръжка на </text:span><text:span text:style-name="T63">Oauth, Atom, MVC, FastInfoset</text:span><text:span text:style-name="T35">. Предлага възможност за интеграция с </text:span><text:span text:style-name="T63">Apache HTTP Client, Guice, Spring, MOXy</text:span><text:span text:style-name="T35"> и много други.</text:span></text:p>
      <text:p text:style-name="P54"><text:soft-page-break/>RestEasy<text:reference-ref text:reference-format="text" text:ref-name="RESTEasy - Jbos Community">[8]</text:reference-ref> <text:span text:style-name="T31">е проект на </text:span><text:span text:style-name="T60">Jboss</text:span><text:span text:style-name="T31"> който е изцяло сертифицирана имплементация на </text:span><text:span text:style-name="T69">JAX-RS </text:span><text:span text:style-name="T31">спецификацията. Може да работи със всеки един уеб сървър (</text:span><text:span text:style-name="T60">Jboss, Tomcat </text:span><text:span text:style-name="T31">и др.). Има внедрена имплементация за тестване на създадената </text:span><text:span text:style-name="T69">ReST</text:span><text:span text:style-name="T31"> система. Предоставя допълнителна възможност за лесно писане на клиентска част, която да си комуникира със създадения </text:span><text:span text:style-name="T69">ReSTful </text:span><text:span text:style-name="T31">сервиз. Използва различни видове сървърна кеш с цел бързодействие. Има богат набор от трансформатори за </text:span><text:span text:style-name="T60"><text:s/>XML, JSON, YAML, Fastinfoset, Multipart, XOP, Ato</text:span><text:span text:style-name="T31"> и др. Използва </text:span><text:span text:style-name="T60">JAXB </text:span><text:span text:style-name="T31">сериализация на обекти в </text:span><text:span text:style-name="T60">XML, JSON, Jackson, Fastinfoset </text:span><text:span text:style-name="T31">и </text:span><text:span text:style-name="T60">Atom</text:span><text:span text:style-name="T31">, като също така има абстракции за основните колекции съдържащи </text:span><text:span text:style-name="T60">JAXB </text:span><text:span text:style-name="T31">обекти. Автоматично компресиране/декомпресиране в клиентската и сървърната част, използвайки </text:span><text:span text:style-name="T60">GZIP.</text:span><text:span text:style-name="T31"> <text:s/>Предоставя асинхронна абстракция на </text:span><text:span text:style-name="T60">HTTP(Comet)</text:span><text:span text:style-name="T31"> за </text:span><text:span text:style-name="T60">Jboss </text:span><text:span text:style-name="T31">и </text:span><text:span text:style-name="T60">Tomcat.</text:span><text:span text:style-name="T31"> </text:span><text:span text:style-name="T32">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0">S/MIME</text:span><text:span text:style-name="T31"> </text:span><text:span text:style-name="T32">и </text:span><text:span text:style-name="T60">DOSETA. </text:span><text:span text:style-name="T33">Включва още много други възможности като например </text:span><text:span text:style-name="T61">EJB, Seam, Guice, Spring </text:span><text:span text:style-name="T33">и </text:span><text:span text:style-name="T61">Spring MVC.</text:span></text:p>
      <text:p text:style-name="P74">Restlet<text:reference-ref text:reference-format="text" text:ref-name="Restlet API Platform.">[9]</text:reference-ref><text:span text:style-name="T21"> </text:span><text:span text:style-name="T36">е имплементация помагаща разработването на програмни интерфейси, който следват архитектурата на </text:span><text:span text:style-name="T64">REST</text:span><text:span text:style-name="T36">. </text:span><text:span text:style-name="T37">Много мощен, но в същото време сравнително сложен инструмент. Възможност за разработване на <text:s/></text:span><text:span text:style-name="T64">REST </text:span><text:span text:style-name="T37">приложения от ниско ниво. </text:span><text:span text:style-name="T38">Предимството тук е, че можем да използваме този инструмент без уеб сървър, </text:span><text:span text:style-name="T39">което ни позволява да избегнем обвързването и настройването на конкретен сървър, което би опростило значително имплементацията.</text:span></text:p>
      <text:p text:style-name="P75"><text:span text:style-name="T39">В</text:span><text:span text:style-name="T21">земайки в предвид факта, че искам да направя имплементация възможно най-малко платформено зависима и това, че имам опит в работата с </text:span><text:span text:style-name="T71">Restlet</text:span><text:span text:style-name="T71"><text:reference-ref text:reference-format="text" text:ref-name="Restlet API Platform.">[9]</text:reference-ref></text:span><text:span text:style-name="T21"> имплементацията, ще използвам нея за разработване на </text:span><text:span text:style-name="T57">ReST API</text:span><text:span text:style-name="T21"> частта на Ultimate Speaker.</text:span></text:p>
      <text:p text:style-name="P67"/>
      <text:p text:style-name="P52"/>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text:soft-page-break/>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text:soft-page-break/>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5">[1]</text:span><text:reference-mark-end text:name="Синтезатор SpeechLab („Гергана&quot;)"/><text:span text:style-name="T15">"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5">http://testove.nllb.bg/mod/page/view.php?id=25</text:span></text:a><text:span text:style-name="T15">&gt;</text:span></text:p>
      <text:p text:style-name="P38"><text:reference-mark-start text:name="Синтезатор Innoetics Irina („Ирина“)"/><text:span text:style-name="T15">[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4">6</text:span></text:a>&gt;</text:p>
      <text:p text:style-name="P39"><text:reference-mark-start text:name="Синтезатор eSpeak (и с български глас)"/><text:span text:style-name="T15">[3]</text:span><text:reference-mark-end text:name="Синтезатор eSpeak (и с български глас)"/>"Тестове: Синтезатор <text:span text:style-name="T14">eSpeak (и с български глас)</text:span>." Тестове: Синтезатор <text:span text:style-name="T14">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4">7</text:span></text:a>&gt;</text:p>
      <text:p text:style-name="P45"><text:soft-page-break/><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55">"Apache Tika - Apache Tika." Apache Tika - Apache Tika. N.p., n.d. Web. 09 Mar. 2015. &lt;</text:span><text:a xlink:type="simple" xlink:href="http://tika.apache.org/" text:style-name="Internet_20_link" text:visited-style-name="Visited_20_Internet_20_Link"><text:span text:style-name="T55">http://tika.apache.org/</text:span></text:a><text:span text:style-name="T55">&gt;</text:span></text:p>
      <text:p text:style-name="P56"><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58"><text:reference-mark-start text:name="Jersey - JAX-RS implementation"/>[7]<text:reference-mark-end text:name="Jersey - JAX-RS implementation"/>"Jersey." Jersey. N.p., n.d. Web. 25 Mar. 2015. &lt;https://jersey.java.net/&gt;</text:p>
      <text:p text:style-name="P57"><text:reference-mark-start text:name="RESTEasy - Jbos Community"/>[<text:span text:style-name="T70">8</text:span>]<text:reference-mark-end text:name="RESTEasy - Jbos Community"/><text:span text:style-name="T69">"RESTEasy - JBoss Community." RESTEasy - JBoss Community. N.p., n.d. Web. 25 Mar. 2015. &lt;</text:span><text:a xlink:type="simple" xlink:href="http://resteasy.jboss.org/" text:style-name="Internet_20_link" text:visited-style-name="Visited_20_Internet_20_Link"><text:span text:style-name="T69">http://resteasy.jboss.org/</text:span></text:a><text:span text:style-name="T69">&gt;</text:span></text:p>
      <text:p text:style-name="P59"><text:reference-mark-start text:name="Restlet API Platform."/>[9]<text:reference-mark-end text:name="Restlet API Platform."/>"Restlet API Platform." Restlet. N.p., n.d. Web. 25 Mar. 2015. &lt;http://restlet.com/&gt;</text:p>
      <text:p text:style-name="P28"/>
      <text:p text:style-name="AsenHeading1"><text:bookmark-start text:name="__RefHeading__3810_1271752083"/>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60">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text:soft-page-break/>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5.2.0$Linux_X86_64 LibreOffice_project/430m0$Build-2</meta:generator>
    <dc:date>2015-03-29T17:37:18.397892434</dc:date>
    <meta:editing-duration>PT9H55M17S</meta:editing-duration>
    <meta:editing-cycles>136</meta:editing-cycles>
    <meta:document-statistic meta:table-count="1" meta:image-count="0" meta:object-count="2" meta:page-count="13" meta:paragraph-count="168" meta:word-count="2757" meta:character-count="19464" meta:non-whitespace-character-count="16861"/>
  </office:meta>
</office:document-meta>
</file>